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0.955cm" fo:min-width="4.622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dddddd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2cm" fo:min-width="4.622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90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6.9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7.4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7.6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2.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0.0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1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9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16cm" fo:min-width="5.079cm"/>
    </style:style>
    <style:style style:name="gr16" style:family="graphic" style:parent-style-name="standard">
      <style:graphic-properties draw:textarea-horizontal-align="justify" draw:textarea-vertical-align="middle" draw:auto-grow-height="false" fo:min-height="0.114cm" fo:min-width="5.079cm"/>
    </style:style>
    <style:style style:name="gr17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2cm" fo:min-width="0.637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2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7.1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1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.492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weight="bold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 fo:font-size="12pt" fo:font-weight="bold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Arial" fo:font-size="12pt" fo:font-weight="bold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DejaVu Sans Mono2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Arial" fo:font-size="12pt" fo:font-weight="bold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12pt" fo:font-weight="bold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2pt" style:font-size-complex="12pt"/>
    </style:style>
    <style:style style:name="T2" style:family="text">
      <style:text-properties style:font-name="DejaVu Sans Mono2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222cm" svg:height="1.305cm" svg:x="14.827cm" svg:y="10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measurelines" svg:x1="17.419cm" svg:y1="10.519cm" svg:x2="17.419cm" svg:y2="11.823cm">
            <text:p/>
          </draw:line>
          <draw:line draw:style-name="gr2" draw:text-style-name="P1" draw:layer="measurelines" svg:x1="16.081cm" svg:y1="10.519cm" svg:x2="16.081cm" svg:y2="11.823cm">
            <text:p/>
          </draw:line>
          <draw:line draw:style-name="gr2" draw:text-style-name="P1" draw:layer="measurelines" svg:x1="18.757cm" svg:y1="10.519cm" svg:x2="18.757cm" svg:y2="11.823cm">
            <text:p/>
          </draw:line>
          <draw:custom-shape draw:style-name="gr3" draw:text-style-name="P2" draw:layer="layout" svg:width="5.222cm" svg:height="6.932cm" svg:x="14.827cm" svg:y="2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7.419cm" svg:y1="2.579cm" svg:x2="17.419cm" svg:y2="9.512cm">
            <text:p/>
          </draw:line>
          <draw:line draw:style-name="gr4" draw:text-style-name="P3" draw:layer="layout" svg:x1="16.081cm" svg:y1="2.579cm" svg:x2="16.081cm" svg:y2="9.512cm">
            <text:p/>
          </draw:line>
          <draw:line draw:style-name="gr4" draw:text-style-name="P3" draw:layer="layout" svg:x1="18.757cm" svg:y1="2.579cm" svg:x2="18.757cm" svg:y2="9.512cm">
            <text:p/>
          </draw:line>
          <draw:line draw:style-name="gr4" draw:text-style-name="P3" draw:layer="layout" svg:x1="14.827cm" svg:y1="8.187cm" svg:x2="20.049cm" svg:y2="8.187cm">
            <text:p/>
          </draw:line>
          <draw:line draw:style-name="gr4" draw:text-style-name="P3" draw:layer="layout" svg:x1="14.827cm" svg:y1="6.78cm" svg:x2="20.049cm" svg:y2="6.78cm">
            <text:p/>
          </draw:line>
          <draw:line draw:style-name="gr4" draw:text-style-name="P3" draw:layer="layout" svg:x1="14.827cm" svg:y1="5.373cm" svg:x2="20.049cm" svg:y2="5.373cm">
            <text:p/>
          </draw:line>
          <draw:line draw:style-name="gr4" draw:text-style-name="P3" draw:layer="layout" svg:x1="14.827cm" svg:y1="3.966cm" svg:x2="20.049cm" svg:y2="3.966cm">
            <text:p/>
          </draw:line>
          <draw:custom-shape draw:style-name="gr5" draw:text-style-name="P4" draw:layer="layout" svg:width="0.711cm" svg:height="7.352cm" svg:x="15.073cm" svg:y="2.929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6.398cm" svg:y="2.9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2cm" svg:height="7.351cm" svg:x="17.723cm" svg:y="2.931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9.049cm" svg:y="2.931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5" draw:layer="layout" svg:width="5.588cm" svg:height="1.199cm" svg:x="14.588cm" svg:y="11.986cm">
            <draw:text-box>
              <text:p text:style-name="P4"><text:span text:style-name="T1">Average for each month</text:span></text:p>
            </draw:text-box>
          </draw:frame>
          <draw:frame draw:style-name="gr8" draw:text-style-name="P7" draw:layer="measurelines" svg:width="2.27cm" svg:height="1.673cm" svg:x="12.683cm" svg:y="10.61cm">
            <draw:text-box>
              <text:p text:style-name="P6"><text:span text:style-name="T1">Monthly</text:span></text:p>
              <text:p text:style-name="P6"><text:span text:style-name="T1">Avg</text:span></text:p>
            </draw:text-box>
          </draw:frame>
          <draw:frame draw:style-name="gr9" draw:text-style-name="P8" draw:layer="measurelines" svg:width="7.022cm" svg:height="1.244cm" svg:x="13.953cm" svg:y="12.681cm">
            <draw:text-box>
              <text:p text:style-name="P4"><text:span text:style-name="T2">numpy.mean(data, axis=0)</text:span></text:p>
            </draw:text-box>
          </draw:frame>
          <draw:frame draw:style-name="gr10" draw:text-style-name="P10" draw:layer="layout" svg:width="2.324cm" svg:height="0.725cm" svg:x="1.099cm" svg:y="2.944cm">
            <draw:text-box>
              <text:p text:style-name="P9"><text:span text:style-name="T1"><text:s text:c="7"/></text:span><text:span text:style-name="T1">1979</text:span></text:p>
            </draw:text-box>
          </draw:frame>
          <draw:frame draw:style-name="gr10" draw:text-style-name="P11" draw:layer="layout" svg:width="2.324cm" svg:height="0.725cm" svg:x="1.099cm" svg:y="4.377cm">
            <draw:text-box>
              <text:p><text:span text:style-name="T1"><text:s text:c="7"/></text:span><text:span text:style-name="T1">1980</text:span></text:p>
            </draw:text-box>
          </draw:frame>
          <draw:frame draw:style-name="gr11" draw:text-style-name="P11" draw:layer="layout" svg:width="2.324cm" svg:height="0.726cm" svg:x="1.099cm" svg:y="5.755cm">
            <draw:text-box>
              <text:p><text:span text:style-name="T1"><text:s text:c="7"/></text:span><text:span text:style-name="T1">1981</text:span></text:p>
            </draw:text-box>
          </draw:frame>
          <draw:frame draw:style-name="gr11" draw:text-style-name="P11" draw:layer="layout" svg:width="2.324cm" svg:height="0.726cm" svg:x="1.099cm" svg:y="7.19cm">
            <draw:text-box>
              <text:p><text:span text:style-name="T1"><text:s text:c="7"/></text:span><text:span text:style-name="T1">1982</text:span></text:p>
            </draw:text-box>
          </draw:frame>
          <draw:frame draw:style-name="gr12" draw:text-style-name="P12" draw:layer="layout" svg:width="0.337cm" svg:height="2.122cm" svg:x="2.171cm" svg:y="7.781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3" draw:text-style-name="P11" draw:layer="layout" svg:width="1.4cm" svg:height="1.661cm" svg:x="3.309cm" svg:y="1.39cm">
            <draw:text-box>
              <text:p><text:span text:style-name="T1">Jan</text:span></text:p>
            </draw:text-box>
          </draw:frame>
          <draw:frame draw:style-name="gr14" draw:text-style-name="P13" draw:layer="layout" svg:width="0.902cm" svg:height="0.725cm" svg:x="7.49cm" svg:y="1.557cm">
            <draw:text-box>
              <text:p text:style-name="P4"><text:span text:style-name="T3">...</text:span></text:p>
            </draw:text-box>
          </draw:frame>
          <draw:g>
            <draw:g>
              <draw:custom-shape draw:style-name="gr3" draw:text-style-name="P2" draw:layer="measurelines" svg:width="5.222cm" svg:height="6.932cm" svg:x="3.307cm" svg:y="2.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measurelines" svg:x1="5.899cm" svg:y1="2.579cm" svg:x2="5.899cm" svg:y2="9.512cm">
                <text:p/>
              </draw:line>
              <draw:line draw:style-name="gr2" draw:text-style-name="P2" draw:layer="measurelines" svg:x1="4.561cm" svg:y1="2.579cm" svg:x2="4.561cm" svg:y2="9.512cm">
                <text:p/>
              </draw:line>
              <draw:line draw:style-name="gr2" draw:text-style-name="P2" draw:layer="measurelines" svg:x1="7.237cm" svg:y1="2.579cm" svg:x2="7.237cm" svg:y2="9.512cm">
                <text:p/>
              </draw:line>
              <draw:line draw:style-name="gr2" draw:text-style-name="P2" draw:layer="measurelines" svg:x1="3.307cm" svg:y1="8.187cm" svg:x2="8.529cm" svg:y2="8.187cm">
                <text:p/>
              </draw:line>
              <draw:line draw:style-name="gr2" draw:text-style-name="P2" draw:layer="measurelines" svg:x1="3.307cm" svg:y1="6.78cm" svg:x2="8.529cm" svg:y2="6.78cm">
                <text:p/>
              </draw:line>
              <draw:line draw:style-name="gr2" draw:text-style-name="P2" draw:layer="measurelines" svg:x1="3.307cm" svg:y1="5.373cm" svg:x2="8.529cm" svg:y2="5.373cm">
                <text:p/>
              </draw:line>
              <draw:line draw:style-name="gr2" draw:text-style-name="P2" draw:layer="measurelines" svg:x1="3.307cm" svg:y1="3.966cm" svg:x2="8.529cm" svg:y2="3.966cm">
                <text:p/>
              </draw:line>
            </draw:g>
            <draw:custom-shape draw:style-name="gr15" draw:text-style-name="P4" draw:layer="measurelines" svg:width="5.796cm" svg:height="0.842cm" svg:x="3.598cm" svg:y="2.844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" draw:text-style-name="P4" draw:layer="measurelines" svg:width="5.796cm" svg:height="0.84cm" svg:x="3.598cm" svg:y="4.224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" draw:text-style-name="P4" draw:layer="measurelines" svg:width="5.796cm" svg:height="0.84cm" svg:x="3.598cm" svg:y="5.657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4" draw:layer="measurelines" svg:width="5.796cm" svg:height="0.842cm" svg:x="3.598cm" svg:y="7.036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" draw:text-style-name="P4" draw:layer="measurelines" svg:width="5.796cm" svg:height="0.84cm" svg:x="3.598cm" svg:y="8.469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17" draw:text-style-name="P2" draw:layer="measurelines" svg:width="1.237cm" svg:height="6.932cm" svg:x="9.629cm" svg:y="2.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3" draw:layer="measurelines" svg:x1="9.628cm" svg:y1="8.187cm" svg:x2="10.866cm" svg:y2="8.187cm">
                <text:p/>
              </draw:line>
              <draw:line draw:style-name="gr4" draw:text-style-name="P3" draw:layer="measurelines" svg:x1="9.628cm" svg:y1="6.78cm" svg:x2="10.866cm" svg:y2="6.78cm">
                <text:p/>
              </draw:line>
              <draw:line draw:style-name="gr4" draw:text-style-name="P3" draw:layer="measurelines" svg:x1="9.628cm" svg:y1="5.373cm" svg:x2="10.866cm" svg:y2="5.373cm">
                <text:p/>
              </draw:line>
              <draw:line draw:style-name="gr4" draw:text-style-name="P3" draw:layer="measurelines" svg:x1="9.628cm" svg:y1="3.966cm" svg:x2="10.866cm" svg:y2="3.966cm">
                <text:p/>
              </draw:line>
            </draw:g>
          </draw:g>
          <draw:frame draw:style-name="gr18" draw:text-style-name="P5" draw:layer="measurelines" svg:width="2.032cm" svg:height="1.661cm" svg:x="9.273cm" svg:y="1.292cm">
            <draw:text-box>
              <text:p text:style-name="P4"><text:span text:style-name="T1">Yearly</text:span></text:p>
              <text:p text:style-name="P4"><text:span text:style-name="T1">Max</text:span></text:p>
            </draw:text-box>
          </draw:frame>
          <draw:frame draw:style-name="gr19" draw:text-style-name="P5" draw:layer="measurelines" svg:width="4.775cm" svg:height="0.725cm" svg:x="4.698cm" svg:y="9.967cm">
            <draw:text-box>
              <text:p text:style-name="P4"><text:span text:style-name="T1">Max for each year</text:span></text:p>
            </draw:text-box>
          </draw:frame>
          <draw:frame draw:style-name="gr20" draw:text-style-name="P8" draw:layer="measurelines" svg:width="6.962cm" svg:height="1.243cm" svg:x="3.539cm" svg:y="10.777cm">
            <draw:text-box>
              <text:p text:style-name="P4"><text:span text:style-name="T2">numpy.max(data, axis=1)</text:span></text:p>
            </draw:text-box>
          </draw:frame>
          <draw:frame draw:style-name="gr13" draw:text-style-name="P11" draw:layer="measurelines" svg:width="1.402cm" svg:height="1.661cm" svg:x="4.608cm" svg:y="1.391cm">
            <draw:text-box>
              <text:p><text:span text:style-name="T1">Feb</text:span></text:p>
            </draw:text-box>
          </draw:frame>
          <draw:frame draw:style-name="gr13" draw:text-style-name="P11" draw:layer="measurelines" svg:width="1.401cm" svg:height="1.661cm" svg:x="5.91cm" svg:y="1.392cm">
            <draw:text-box>
              <text:p><text:span text:style-name="T1">Mar</text:span></text:p>
            </draw:text-box>
          </draw:frame>
          <draw:frame draw:style-name="gr11" draw:text-style-name="P11" draw:layer="measurelines" svg:width="2.325cm" svg:height="0.726cm" svg:x="12.626cm" svg:y="2.944cm">
            <draw:text-box>
              <text:p><text:span text:style-name="T1"><text:s text:c="7"/></text:span><text:span text:style-name="T1">1979</text:span></text:p>
            </draw:text-box>
          </draw:frame>
          <draw:frame draw:style-name="gr10" draw:text-style-name="P11" draw:layer="measurelines" svg:width="2.325cm" svg:height="0.725cm" svg:x="12.626cm" svg:y="4.378cm">
            <draw:text-box>
              <text:p><text:span text:style-name="T1"><text:s text:c="7"/></text:span><text:span text:style-name="T1">1980</text:span></text:p>
            </draw:text-box>
          </draw:frame>
          <draw:frame draw:style-name="gr11" draw:text-style-name="P11" draw:layer="measurelines" svg:width="2.325cm" svg:height="0.726cm" svg:x="12.626cm" svg:y="5.756cm">
            <draw:text-box>
              <text:p><text:span text:style-name="T1"><text:s text:c="7"/></text:span><text:span text:style-name="T1">1981</text:span></text:p>
            </draw:text-box>
          </draw:frame>
          <draw:frame draw:style-name="gr11" draw:text-style-name="P11" draw:layer="measurelines" svg:width="2.325cm" svg:height="0.726cm" svg:x="12.626cm" svg:y="7.191cm">
            <draw:text-box>
              <text:p><text:span text:style-name="T1"><text:s text:c="7"/></text:span><text:span text:style-name="T1">1982</text:span></text:p>
            </draw:text-box>
          </draw:frame>
          <draw:frame draw:style-name="gr12" draw:text-style-name="P12" draw:layer="measurelines" svg:width="0.336cm" svg:height="2.122cm" svg:x="13.698cm" svg:y="7.782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3" draw:text-style-name="P11" draw:layer="measurelines" svg:width="1.401cm" svg:height="1.661cm" svg:x="14.808cm" svg:y="1.391cm">
            <draw:text-box>
              <text:p><text:span text:style-name="T1">Jan</text:span></text:p>
            </draw:text-box>
          </draw:frame>
          <draw:frame draw:style-name="gr21" draw:text-style-name="P13" draw:layer="measurelines" svg:width="0.901cm" svg:height="0.725cm" svg:x="19.091cm" svg:y="1.559cm">
            <draw:text-box>
              <text:p text:style-name="P4"><text:span text:style-name="T3">...</text:span></text:p>
            </draw:text-box>
          </draw:frame>
          <draw:frame draw:style-name="gr13" draw:text-style-name="P11" draw:layer="measurelines" svg:width="1.402cm" svg:height="1.661cm" svg:x="16.209cm" svg:y="1.392cm">
            <draw:text-box>
              <text:p><text:span text:style-name="T1">Feb</text:span></text:p>
            </draw:text-box>
          </draw:frame>
          <draw:frame draw:style-name="gr13" draw:text-style-name="P11" draw:layer="measurelines" svg:width="1.401cm" svg:height="1.661cm" svg:x="17.509cm" svg:y="1.393cm">
            <draw:text-box>
              <text:p><text:span text:style-name="T1">M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0T13:31:36.677142000</meta:creation-date>
    <dc:date>2023-01-08T12:41:52.932700671</dc:date>
    <meta:editing-duration>PT40M54S</meta:editing-duration>
    <meta:editing-cycles>8</meta:editing-cycles>
    <meta:generator>LibreOffice/7.4.3.2$MacOSX_X86_64 LibreOffice_project/1048a8393ae2eeec98dff31b5c133c5f1d08b890</meta:generator>
    <meta:document-statistic meta:object-count="62"/>
  </office:meta>
</office:document-meta>
</file>